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OutputStream.JarOutputStream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OutputStream.JarOutputStream( java . io . OutputStream var0 , java . util . jar . Manifes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OutputStream.putNextEntry( java . util . zip . ZipEntr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